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style-complex="italic"/>
    </style:style>
    <style:style style:name="P6" style:family="paragraph" style:parent-style-name="Standard" style:master-page-name="Standard">
      <style:paragraph-properties fo:line-height="100%" fo:text-align="end" style:justify-single-word="false" style:page-number="auto"/>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fo:font-style="italic" style:font-style-asian="italic" style:font-style-complex="italic"/>
    </style:style>
    <style:style style:name="T5" style:family="text">
      <style:text-properties style:font-style-complex="italic"/>
    </style:style>
    <style:style style:name="T6" style:family="text">
      <style:text-properties style:font-name-complex="Times New Roman1"/>
    </style:style>
    <style:style style:name="T7" style:family="text">
      <style:text-properties style:font-name-complex="Times New Roman1" style:font-weight-complex="bold"/>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ddie Gurnee</text:span></text:p>
      <text:p text:style-name="P1"><text:span text:style-name="T1">1/22/13</text:span></text:p>
      <text:p text:style-name="P2"><text:span text:style-name="T1">Homework #3</text:span></text:p>
      <text:section text:style-name="Sect1" text:name="TextSection">
        <text:p text:style-name="P3"/>
        <text:p text:style-name="P4"><text:span text:style-name="T2">Lesson 3A</text:span><text:line-break/><text:span text:style-name="T4">Key Term Quiz</text:span>: 2, 4, 5, 10</text:p>
        <text:p text:style-name="P4">2) <text:span text:style-name="T6">IBM-compatible PCs have 10 or 12 </text:span><text:span text:style-name="T3">function</text:span><text:span text:style-name="T6"> keys.</text:span></text:p>
        <text:p text:style-name="P4">4) <text:span text:style-name="T6">A(n) </text:span><text:span text:style-name="T3">buffer</text:span><text:span text:style-name="T6"> is a temporary storage area that holds data until the CPU is ready for it.</text:span></text:p>
        <text:p text:style-name="P4"><text:span text:style-name="T6">5) In addition to pointing, the four primary mouse techniques are </text:span><text:span text:style-name="T3">clicking</text:span><text:span text:style-name="T7">,</text:span><text:span text:style-name="T3"> double-clicking</text:span><text:span text:style-name="T6">, </text:span><text:span text:style-name="T3">dragging</text:span><text:span text:style-name="T6">, and </text:span><text:span text:style-name="T3">right-clicking</text:span><text:span text:style-name="T7">.</text:span></text:p>
        <text:p text:style-name="P4">10) <text:span text:style-name="T3">Carpal tunnel syndrome</text:span><text:span text:style-name="T6"> is a common type of repetitive stress injury among computer users.</text:span></text:p>
        <text:p text:style-name="P4"><text:line-break/><text:span text:style-name="T4">Multiple choice</text:span>:</text:p>
        <text:p text:style-name="P4">2) <text:span text:style-name="T6">These keys make up the part of the keyboard that looks like a typewriter’s keys. D) alphanumeric keys</text:span></text:p>
        <text:p text:style-name="P4">3) <text:span text:style-name="T6">The common keyboard arrangement is called the A) QWERTY layout.</text:span></text:p>
        <text:p text:style-name="P4">5) <text:span text:style-name="T6">In most programs, you can press this key to get help. B) F1</text:span></text:p>
        <text:p text:style-name="P4">8)<text:span text:style-name="T6"> This type of mouse uses reflected light to measure its movements. A) optical</text:span></text:p>
        <text:p text:style-name="P4"><text:line-break/><text:span text:style-name="T4">Review Questions</text:span>:</text:p>
        <text:p text:style-name="P4">5) When a key is pressed the keyboard controller recognizes that a key was pressed, and puts code into its memory. From there the controller sends a signal to the OS, which the OS reads the memory of the keyboard controller. <text:s/>The OS then passes the code onto the CPU, which then (depending on the program that is open) works its magic (in the case of various special, function, or modifier keys) or displays it upon the screen (in the case of all other keys).</text:p>
        <text:p text:style-name="P4"/>
        <text:p text:style-name="P4"/>
        <text:p text:style-name="P4"/>
        <text:p text:style-name="P4"/>
        <text:p text:style-name="P4"/>
        <text:p text:style-name="P3"/>
        <text:p text:style-name="P3"/>
        <text:p text:style-name="P4"><text:span text:style-name="T2">Lesson 3B</text:span><text:line-break/><text:span text:style-name="T4">Key Term Quiz</text:span>:</text:p>
        <text:p text:style-name="P4">1) <text:span text:style-name="T6">The pen used with a computer—such as a tablet PC—is also called a(n) </text:span><text:span text:style-name="T3">stylus</text:span><text:span text:style-name="T7">.</text:span></text:p>
        <text:p text:style-name="P4">4)<text:span text:style-name="T6"> A bar code reader is a special type of </text:span><text:span text:style-name="T3">scanner</text:span><text:span text:style-name="T7">.</text:span></text:p>
        <text:p text:style-name="P4">6)<text:span text:style-name="T6"> The process of translating voice into text or commands the computer can understand is called </text:span><text:span text:style-name="T3">voice recognition</text:span><text:span text:style-name="T7">.</text:span></text:p>
        <text:p text:style-name="P4">10) <text:span text:style-name="T6">A(n) </text:span><text:span text:style-name="T3">digital camera</text:span><text:span text:style-name="T6"> stores still images on a special memory card, rather than on film.</text:span></text:p>
        <text:p text:style-name="P4"><text:line-break/><text:span text:style-name="T4">Multiple choice</text:span>: </text:p>
        <text:p text:style-name="P4">3) A) Touchscreens <text:span text:style-name="T6">are well-suited for use as input devices at automated teller machines or public information kiosks.</text:span></text:p>
        <text:p text:style-name="P4">4) <text:span text:style-name="T6">A game controller can be considered an input device because a computer game is one of these. D) A program</text:span></text:p>
        <text:p text:style-name="P4">8) <text:span text:style-name="T6">Which type of software can translate scanned text into text that you can edit? C) OCR</text:span><text:line-break/><text:span text:style-name="T5">10) </text:span><text:span text:style-name="T6">This type of connection lets a computer communicate with, control, and record electronic musical instruments. B) MIDI</text:span></text:p>
        <text:p text:style-name="P5"><text:bookmark text:name="_GoBack"/></text:p>
        <text:p text:style-name="Standard"><text:span text:style-name="T4">Review Questions</text:span>: </text:p>
        <text:p text:style-name="Standard">2) The magic behind touchscreens is simply a series of sensors on the screens surface to detect a touch of a finger.</text:p>
        <text:p text:style-name="Standard">3) Many people believe that PCs offer a better game-playing experience because (as of the time of the books release) computers are capable of displaying a higher resolution for graphics than standard television sets 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meta:initial-creator>
    <dc:creator>User</dc:creator>
    <meta:editing-cycles>1</meta:editing-cycles>
    <meta:creation-date>2013-01-29T15:04:00</meta:creation-date>
    <dc:date>2013-01-29T15:40:00</dc:date>
    <meta:editing-duration>PT33S</meta:editing-duration>
    <meta:generator>LibreOffice/3.3$Win32 LibreOffice_project/330m19$Build-202</meta:generator>
    <meta:document-statistic meta:table-count="0" meta:image-count="0" meta:object-count="0" meta:page-count="1" meta:paragraph-count="27" meta:word-count="419" meta:character-count="23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